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16466" officeooo:paragraph-rsid="0001646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6b12e" officeooo:paragraph-rsid="0016b12e"/>
    </style:style>
    <style:style style:name="T1" style:family="text">
      <style:text-properties fo:font-style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6b12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Graphics</text:p>
      <text:p text:style-name="P3">Exercises <text:span text:style-name="T3">5</text:span></text:p>
      <text:p text:style-name="P1"/>
      <text:list text:style-name="L1">
        <text:list-item>
          <text:p text:style-name="P4"><text:span text:style-name="T1">Implement the ability to control whether an object should be drawn with a texture or vertex colors.</text:span></text:p>
        </text:list-item>
        <text:list-item>
          <text:p text:style-name="P4"><text:span text:style-name="T1">Generate vertices and indices for a </text:span><text:span text:style-name="T2">sphere</text:span><text:span text:style-name="T1"> in </text:span><text:span text:style-name="T2">mesh.hpp</text:span><text:span text:style-name="T1"> using the source given. The method of implementation does not matter, as long as it looks like a sphere in the end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3-12-11T13:12:42.274508775</dc:date>
    <meta:editing-duration>PT1H59M47S</meta:editing-duration>
    <meta:editing-cycles>20</meta:editing-cycles>
    <meta:generator>LibreOffice/7.6.4.1$Linux_X86_64 LibreOffice_project/60$Build-1</meta:generator>
    <meta:document-statistic meta:table-count="0" meta:image-count="0" meta:object-count="0" meta:page-count="1" meta:paragraph-count="4" meta:word-count="54" meta:character-count="301" meta:non-whitespace-character-count="253"/>
  </office:meta>
</office:document-meta>
</file>